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a2a7" officeooo:paragraph-rsid="0016a2a7"/>
    </style:style>
    <style:style style:name="P2" style:family="paragraph" style:parent-style-name="Standard">
      <style:paragraph-properties fo:text-align="start" style:justify-single-word="false"/>
      <style:text-properties officeooo:paragraph-rsid="00249d4b"/>
    </style:style>
    <style:style style:name="P3" style:family="paragraph" style:parent-style-name="Standard">
      <style:paragraph-properties fo:text-align="start" style:justify-single-word="false"/>
      <style:text-properties officeooo:paragraph-rsid="0029e260"/>
    </style:style>
    <style:style style:name="P4" style:family="paragraph" style:parent-style-name="Standard">
      <style:paragraph-properties fo:text-align="start" style:justify-single-word="false"/>
      <style:text-properties officeooo:rsid="00249d4b" officeooo:paragraph-rsid="00249d4b"/>
    </style:style>
    <style:style style:name="P5" style:family="paragraph" style:parent-style-name="Standard">
      <style:paragraph-properties fo:text-align="start" style:justify-single-word="false"/>
      <style:text-properties officeooo:rsid="00249d4b" officeooo:paragraph-rsid="00249d4b"/>
    </style:style>
    <style:style style:name="P6" style:family="paragraph" style:parent-style-name="Standard">
      <style:paragraph-properties fo:text-align="center" style:justify-single-word="false"/>
      <style:text-properties officeooo:rsid="0016a2a7" officeooo:paragraph-rsid="0016a2a7"/>
    </style:style>
    <style:style style:name="T1" style:family="text">
      <style:text-properties officeooo:rsid="0029e260"/>
    </style:style>
    <style:style style:name="T2" style:family="text">
      <style:text-properties officeooo:rsid="00249d4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9e260" style:font-weight-asian="bold" style:font-weight-complex="bold"/>
    </style:style>
    <style:style style:name="T5" style:family="text">
      <style:text-properties officeooo:rsid="002aab4c"/>
    </style:style>
    <style:style style:name="T6" style:family="text">
      <style:text-properties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ater API </text:p>
      <text:p text:style-name="P1">– REST communication protocol –</text:p>
      <text:p text:style-name="P1">– Developed on Python –</text:p>
      <text:p text:style-name="P1"/>
      <text:p text:style-name="P1"/>
      <text:p text:style-name="P4"><text:span text:style-name="T6">For the API to run:</text:span></text:p>
      <text:p text:style-name="P4">1. Copy locally the project</text:p>
      <text:p text:style-name="P4">2. Make sure python 3.9 and pip is install</text:p>
      <text:p text:style-name="P4">3. Open project with selected IDE</text:p>
      <text:p text:style-name="P4">4. Open terminal an run <text:span text:style-name="T3">“pip install -r requirments.txt”</text:span></text:p>
      <text:p text:style-name="P4">5. Run <text:span text:style-name="T3">“pip</text:span><text:span text:style-name="T4">3</text:span><text:span text:style-name="T3"> install flask”</text:span> <text:span text:style-name="T1">and </text:span><text:span text:style-name="T4">“pip3 install flask_sqlalchemy”</text:span></text:p>
      <text:p text:style-name="P4">6. Navigate to .flaskenv and change</text:p>
      <text:p text:style-name="P4"><text:tab/>a) FLASK_RUN_HOST to the url you want it to run <text:span text:style-name="T4">(localhost by default)</text:span></text:p>
      <text:p text:style-name="P3"><text:span text:style-name="T2"><text:tab/>b) FLASK_RUN_PORT to the port you want it to rum </text:span><text:span text:style-name="T4">(5000 by default)</text:span></text:p>
      <text:p text:style-name="P4">7. Execute <text:span text:style-name="T3">“flask run”</text:span></text:p>
      <text:p text:style-name="P4"/>
      <text:p text:style-name="P4">The API should be running. Refer to Example.odt for more information on allowed calls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T6">For the End2End and unit tests to run:</text:span><text:line-break/>1. Execute the following:</text:p>
      <text:p text:style-name="P4"><text:tab/>a) <text:span text:style-name="T3">pip install requests</text:span></text:p>
      <text:p text:style-name="P4"><text:tab/>b) <text:span text:style-name="T3">pip install sqlalchemy</text:span></text:p>
      <text:p text:style-name="P4"><text:tab/>c) <text:span text:style-name="T3">pip install requests</text:span></text:p>
      <text:p text:style-name="P4"><text:tab/>d) <text:span text:style-name="T3">pip install aiohttp</text:span></text:p>
      <text:p text:style-name="P4"/>
      <text:p text:style-name="P4">To run UNITTEST: <text:s text:c="2"/>“<text:span text:style-name="T3">python -m unittest discover Tests/”</text:span></text:p>
      <text:p text:style-name="P4"/>
      <text:p text:style-name="P4">To run End2End test: <text:s text:c="2"/><text:span text:style-name="T3">“python -m unittest discover EndTOEndTesting/”</text:span></text:p>
      <text:p text:style-name="P2"/>
      <text:p text:style-name="P4">Please not that for the tests to run. API must be running on localhost on port 5000 <text:span text:style-name="T5">in order to be able to cross verify data on database.</text:span>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4T18:05:48.082440515</meta:creation-date>
    <dc:date>2021-11-05T17:47:43.118880209</dc:date>
    <meta:editing-duration>PT2H47M17S</meta:editing-duration>
    <meta:editing-cycles>14</meta:editing-cycles>
    <meta:generator>LibreOffice/6.4.7.2$Linux_X86_64 LibreOffice_project/40$Build-2</meta:generator>
    <meta:document-statistic meta:table-count="0" meta:image-count="0" meta:object-count="0" meta:page-count="1" meta:paragraph-count="22" meta:word-count="174" meta:character-count="1009" meta:non-whitespace-character-count="842"/>
  </office:meta>
</office:document-meta>
</file>